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122" officeooo:paragraph-rsid="000b7122"/>
    </style:style>
    <style:style style:name="P2" style:family="paragraph" style:parent-style-name="Standard">
      <style:text-properties officeooo:paragraph-rsid="000b7122"/>
    </style:style>
    <style:style style:name="P3" style:family="paragraph" style:parent-style-name="Standard">
      <style:text-properties officeooo:rsid="000d53d1" officeooo:paragraph-rsid="000d53d1"/>
    </style:style>
    <style:style style:name="P4" style:family="paragraph" style:parent-style-name="Standard">
      <style:text-properties officeooo:rsid="000e240a" officeooo:paragraph-rsid="000e240a"/>
    </style:style>
    <style:style style:name="P5" style:family="paragraph" style:parent-style-name="Standard">
      <style:text-properties officeooo:rsid="000e240a" officeooo:paragraph-rsid="000fe7e5"/>
    </style:style>
    <style:style style:name="P6" style:family="paragraph" style:parent-style-name="Standard">
      <style:text-properties officeooo:rsid="000fe7e5" officeooo:paragraph-rsid="000fe7e5"/>
    </style:style>
    <style:style style:name="P7" style:family="paragraph" style:parent-style-name="Standard">
      <style:text-properties officeooo:rsid="000fec02" officeooo:paragraph-rsid="000fec02"/>
    </style:style>
    <style:style style:name="P8" style:family="paragraph" style:parent-style-name="Standard">
      <style:text-properties style:font-name="sans-serif" fo:font-size="13.5pt" officeooo:rsid="000fe7e5" officeooo:paragraph-rsid="000fe7e5"/>
    </style:style>
    <style:style style:name="P9" style:family="paragraph" style:parent-style-name="Standard">
      <style:text-properties style:font-name="sans-serif" fo:font-size="13.5pt" officeooo:rsid="000fec02" officeooo:paragraph-rsid="000fec02"/>
    </style:style>
    <style:style style:name="P10" style:family="paragraph" style:parent-style-name="Standard">
      <style:text-properties style:font-name="sans-serif" fo:font-size="13.5pt" officeooo:rsid="000fec02" officeooo:paragraph-rsid="00163c7d"/>
    </style:style>
    <style:style style:name="P11" style:family="paragraph" style:parent-style-name="Standard">
      <style:text-properties style:font-name="sans-serif" fo:font-size="11.25pt" officeooo:rsid="000e240a" officeooo:paragraph-rsid="000e240a"/>
    </style:style>
    <style:style style:name="P12" style:family="paragraph" style:parent-style-name="Standard">
      <style:text-properties style:font-name="sans-serif" fo:font-size="11.25pt" officeooo:rsid="000b7122" officeooo:paragraph-rsid="000b7122"/>
    </style:style>
    <style:style style:name="P13" style:family="paragraph" style:parent-style-name="Standard">
      <style:text-properties style:font-name="sans-serif" fo:font-size="11.25pt" officeooo:rsid="0017764d" officeooo:paragraph-rsid="0017764d"/>
    </style:style>
    <style:style style:name="P14" style:family="paragraph" style:parent-style-name="Standard">
      <style:text-properties officeooo:paragraph-rsid="000fec02"/>
    </style:style>
    <style:style style:name="P15" style:family="paragraph" style:parent-style-name="Standard">
      <style:text-properties officeooo:rsid="0011a012" officeooo:paragraph-rsid="0011a012"/>
    </style:style>
    <style:style style:name="P16" style:family="paragraph" style:parent-style-name="Standard">
      <style:text-properties officeooo:paragraph-rsid="00163c7d"/>
    </style:style>
    <style:style style:name="P17" style:family="paragraph" style:parent-style-name="Standard">
      <style:text-properties officeooo:paragraph-rsid="0017764d"/>
    </style:style>
    <style:style style:name="P18" style:family="paragraph" style:parent-style-name="Standard">
      <style:text-properties fo:font-weight="normal" officeooo:paragraph-rsid="00163c7d" style:font-weight-asian="normal" style:font-weight-complex="normal"/>
    </style:style>
    <style:style style:name="P19" style:family="paragraph" style:parent-style-name="Standard">
      <style:text-properties fo:font-weight="normal" officeooo:paragraph-rsid="0018b1c0" style:font-weight-asian="normal" style:font-weight-complex="normal"/>
    </style:style>
    <style:style style:name="P20" style:family="paragraph" style:parent-style-name="Standard">
      <style:text-properties officeooo:paragraph-rsid="0018b1c0"/>
    </style:style>
    <style:style style:name="T1" style:family="text">
      <style:text-properties officeooo:rsid="000b7122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7764d" style:font-size-asian="11pt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7b866" style:font-size-asian="11pt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5e97" style:font-size-asian="11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5a84f" style:font-size-asian="11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9" style:family="text"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bold" officeooo:rsid="0017764d" style:font-size-asian="11pt" style:font-style-asian="normal" style:font-weight-asian="bold" style:text-emphasize="none"/>
    </style:style>
    <style:style style:name="T10" style:family="text">
      <style:text-properties style:font-name="sans-serif" fo:font-size="13.5pt"/>
    </style:style>
    <style:style style:name="T11" style:family="text">
      <style:text-properties style:font-name="sans-serif" fo:font-size="13.5pt" officeooo:rsid="000fec02"/>
    </style:style>
    <style:style style:name="T12" style:family="text">
      <style:text-properties style:font-name="sans-serif" fo:font-size="11.25pt" officeooo:rsid="0017764d"/>
    </style:style>
    <style:style style:name="T13" style:family="text">
      <style:text-properties officeooo:rsid="000e240a"/>
    </style:style>
    <style:style style:name="T14" style:family="text">
      <style:text-properties officeooo:rsid="000fe7e5"/>
    </style:style>
    <style:style style:name="T15" style:family="text">
      <style:text-properties officeooo:rsid="000fec02"/>
    </style:style>
    <style:style style:name="T16" style:family="text">
      <style:text-properties officeooo:rsid="0013043e"/>
    </style:style>
    <style:style style:name="T17" style:family="text">
      <style:text-properties officeooo:rsid="001786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ttr – </text:p>
      <text:p text:style-name="P1"/>
      <text:p text:style-name="P4">kill-</text:p>
      <text:p text:style-name="P4">Unnamed:0 (row#)</text:p>
      <text:p text:style-name="P4">VersionNum </text:p>
      <text:p text:style-name="P4">ImportDate<text:tab/></text:p>
      <text:p text:style-name="P6">StateCode/StateCode2</text:p>
      <text:p text:style-name="P6">DentalOnly (yes/no)</text:p>
      <text:p text:style-name="P8">FormularyId</text:p>
      <text:p text:style-name="P9">Metal – High/Low is Dental</text:p>
      <text:p text:style-name="P9">CompositeRatingOffered</text:p>
      <text:p text:style-name="P9"><text:span text:style-name="T2">EHBPediatricDentalApportionmentQuantity</text:span></text:p>
      <text:p text:style-name="P9"><text:span text:style-name="T2">SpecialtyDrugMaximumCoinsurance</text:span></text:p>
      <text:p text:style-name="P16">InpatientCopaymentMaximumDays,<text:tab/>BeginPrimaryCareCostSharingAfterNumberOfVisits,<text:tab/>BeginPrimaryCareDeductibleCoinsuranceAfterNumberOfCopays<text:tab/>,PlanEffictiveDate,<text:tab/>PlanExpirationDate,OutOfCountryCoverage.<text:tab/>OutOfCountryCoverageDescription,<text:tab/>OutOfServiceAreaCoverage,<text:tab/>OutOfServiceAreaCoverageDescription,</text:p>
      <text:p text:style-name="P16">URLForEnrollmentPayment</text:p>
      <text:p text:style-name="P18"><text:span text:style-name="T8">FormularyURL, IssuerActuarialValue,<text:tab/>AVCalculatorOutputNumber,<text:tab/>MedicalDrugDeductiblesIntegrated,<text:tab/>MedicalDrugMaximumOutofPocketIntegrated,<text:tab/>MultipleInNetworkTiers,<text:tab/>FirstTierUtilization,<text:tab/>SecondTierUtilization,</text:span></text:p>
      <text:p text:style-name="P20">MEHBInnTier1IndividualMOOP-TEHBDedCombInnOonFamilyPerGroup<text:tab/>--<text:span text:style-name="T2">PlanBrochure</text:span><text:span text:style-name="T4">(keep)</text:span></text:p>
      <text:p text:style-name="P20"><text:span text:style-name="T4">EHBPercentPremiumS4--end</text:span></text:p>
      <text:p text:style-name="P20"><text:span text:style-name="T4"/></text:p>
      <text:p text:style-name="P19"><text:span text:style-name="T8"/></text:p>
      <text:p text:style-name="P18"/>
      <text:p text:style-name="P16"/>
      <text:p text:style-name="P10"><text:span text:style-name="T2"/></text:p>
      <text:p text:style-name="P9"><text:span text:style-name="T2"/></text:p>
      <text:p text:style-name="P9"/>
      <text:p text:style-name="P4"/>
      <text:p text:style-name="P4"/>
      <text:p text:style-name="P4">keys?</text:p>
      <text:p text:style-name="P6">StandardComponentI<text:span text:style-name="T15">d</text:span>- IssuerID+StateID+unique 7 digitkey <text:s/>21989AK0030001</text:p>
      <text:p text:style-name="P7">HIOSProductId – IssuerID+State +first 3 of 7 digit21989AK003</text:p>
      <text:p text:style-name="P4">IssuerI<text:span text:style-name="T14">d</text:span> – 5 digit </text:p>
      <text:p text:style-name="P6">IssuerId2 - <text:s/>5 digit</text:p>
      <text:p text:style-name="P6">BenefitPackageID 1-89</text:p>
      <text:p text:style-name="P6">TIN – TaxID</text:p>
      <text:p text:style-name="P14"><text:span text:style-name="T15">HPID - </text:span><text:span text:style-name="T10">HPID (National Health Plan Identifier) <text:s/></text:span><text:span text:style-name="T11">looks messy</text:span></text:p>
      <text:p text:style-name="P7">NetworkId – foreign key for Network</text:p>
      <text:p text:style-name="P7">ServiceId – foregin key for Service</text:p>
      <text:p text:style-name="P7">RowNumber</text:p>
      <text:p text:style-name="P4"/>
      <text:p text:style-name="P4"/>
      <text:p text:style-name="P5">OtherFactors </text:p>
      <text:p text:style-name="P7">PlanMarketingName</text:p>
      <text:p text:style-name="P5"><text:span text:style-name="T14">SourceName - </text:span>HIOS, SERFF (SELF EMPLOYED), <text:span text:style-name="T14">OPM</text:span></text:p>
      <text:p text:style-name="P7"><text:soft-page-break/>PlanType – PPO, HMO, EPO, POS</text:p>
      <text:p text:style-name="P7">Metal –BronzeGoldSilverCatastrophicPlatinum</text:p>
      <text:p text:style-name="P15">UniquePlanDesign – Does it follow the normal actuarial tables Yes = it does not</text:p>
      <text:p text:style-name="P11">QHPNonQHPTypeId – <text:span text:style-name="T16">(is it on the national exchange)Both </text:span>Off the Exchange On the Exchange</text:p>
      <text:p text:style-name="P11"><text:span text:style-name="T17">all-numeric </text:span>SBCHavingDiabetesDeductible, SBCHavingDiabetesCopayment, SBCHavingDiabetesCoinsurance, SBCHavingDiabetesLimit</text:p>
      <text:p text:style-name="P11">NationalNetwork</text:p>
      <text:p text:style-name="P11"/>
      <text:p text:style-name="P17"><text:span text:style-name="T12">PlanId, </text:span><text:span text:style-name="T2">CSRVariationType – </text:span><text:span text:style-name="T3">The HIOSProductID plus a ‘</text:span><text:span text:style-name="T9">=00</text:span><text:span text:style-name="T3">/=03. <text:s text:c="2"/>Is there a cost savings Reduction available, type</text:span></text:p>
      <text:p text:style-name="P17"><text:span text:style-name="T3"/></text:p>
      <text:p text:style-name="P13"/>
      <text:p text:style-name="P4"/>
      <text:p text:style-name="P14"><text:span text:style-name="T15">look at - </text:span></text:p>
      <text:p text:style-name="P14"><text:span text:style-name="T15">IsNewPlan</text:span></text:p>
      <text:p text:style-name="P1">(y)ChildOnlyPlanId -Ohio and MI have child only plans, 3 different carriers</text:p>
      <text:p text:style-name="P1">ChildOnlyOffering – <text:span text:style-name="T13">Adult only,, child only or adult only AND child only</text:span></text:p>
      <text:p text:style-name="P1">ChildOnlyPlanId</text:p>
      <text:p text:style-name="P1"/>
      <text:p text:style-name="P12"><text:span text:style-name="T16">I</text:span>sNoticeRequiredForPregnancy <text:span text:style-name="T16">yes/no <text:s/>does insurance have to be told before coverage can be used</text:span></text:p>
      <text:p text:style-name="P1">PlanLevelExclusions -For covered persons over the age 18 there is a 6 month wait on Basic services and 12 month wait on Major services. MOOP only applies to covered persons age 0 through 18.</text:p>
      <text:p text:style-name="P2"><text:span text:style-name="T1">Bariatric Surgery, Cosmetic Surgery, Hearing Aids, Infertility, Weight Loss,</text:span><text:span text:style-name="T5">Congenital malformations, </text:span><text:span text:style-name="T6">Reconstructive, cosmetic, eye, Government Health Facilities, Custodial, Accupuncture,[Non-Network Reimbursment for this plan is paid at the 90th percentile, patient responsible for amounts over the 90th percentile. <text:s/>Employer premium contribution must be less than 50%.], Refractive Eye Surgery; Food Supplements; Gender Reassignment Treatment and Surgery; Gene Therapy; Hearing Aids; Home Health Aides; Certain Immunizations; Infertility; Certain Pain Management Services; Pervasive Developmental Disorder (except autism spectrum disorder), abortion, breast implant, penile implant,, tattoo Tattoo removal, </text:span><text:span text:style-name="T7">erectile dysfunction, Lasik, Immunizations, Mental Health, Pervasive Developmental Disorder, Rehabilitation, Accupuncture, banding, gastric stapling, <text:s/>gastroplasty, intestinal bypass, gastric balloons, stomach stapling, jejunal bypass, For hairplasty or hair removal, Aids, AIDS, abortion,</text:span></text:p>
      <text:p text:style-name="P1"/>
      <text:p text:style-name="P1"/>
      <text:p text:style-name="P1">(x)EHB = Essential Health Benefits</text:p>
      <text:p text:style-name="P1">(y)EHBPercentTotalPremium - % of premium costs goes to gov’t required benefits</text:p>
      <text:p text:style-name="P1"/>
      <text:p text:style-name="P1"/>
      <text:p text:style-name="P1">(y)IndianPlanVariationEstimatedAdvancedPaymentAmountPerEnrollee</text:p>
      <text:p text:style-name="P2"><text:span text:style-name="T1"><text:tab/><text:tab/><text:tab/>(Indian_</text:span><text:span text:style-name="T10">Estimated dollar amount of cost</text:span>–<text:span text:style-name="T10">sharing reductions for eligible enrollees to be provided in the form of an advance payment to the issuer</text:span></text:p>
      <text:p text:style-name="P1"/>
      <text:p text:style-name="P1"/>
      <text:p text:style-name="P1">WellnessProgramOffered – <text:span text:style-name="T13">yes/no </text:span></text:p>
      <text:p text:style-name="P1"><text:soft-page-break/>DiseaseManagementProgramsOffered – <text:span text:style-name="T13">what is covered; Diabetes, Pregnancy, Pain, Weight, Depression, Asthma,</text:span></text:p>
      <text:p text:style-name="P1"/>
      <text:p text:style-name="P12">SBC <text:s/>= Summary of Benefits coverage</text:p>
      <text:p text:style-name="P12">all numeric-SBCHavingaBabyDeductible, SbavingaBabyCopayment, SBCHavingaBabyCoinsurance, SBCHavingaBabyLimit,</text:p>
      <text:p text:style-name="P12"/>
      <text:p text:style-name="P3">pregnancy</text:p>
      <text:p text:style-name="P3">missing stat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24:42.254409584</meta:creation-date>
    <dc:date>2019-09-10T14:23:20.130680898</dc:date>
    <meta:editing-duration>PT1H8M5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56" meta:word-count="400" meta:character-count="3837" meta:non-whitespace-character-count="3463"/>
  </office:meta>
</office:document-meta>
</file>